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 remember the times where mum and dad would play tennis together. It was always fun to watch them. Mum would normally beat dad and her smile was almost as bright as the sun. Dad would teach me some of the swings and it was the closest we were as a family. Each time we did it, mum needed to take a break more often and longer breaks. I didn’t know what why she took these breaks but I didn’t mind as dad would play with me more and teach me. It was fun and I didn’t know this wouldn’t la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9-02-21T14:32:00Z</meta:creation-date>
    <dc:date>2019-02-21T14:38:00Z</dc:date>
    <meta:template xlink:href="Normal.dotm" xlink:type="simple"/>
    <meta:editing-cycles>1</meta:editing-cycles>
    <meta:editing-duration>PT360S</meta:editing-duration>
    <meta:document-statistic meta:page-count="1" meta:paragraph-count="1" meta:word-count="73" meta:character-count="492" meta:row-count="3" meta:non-whitespace-character-count="420"/>
  </office:meta>
</office:document-meta>
</file>